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Roboto" svg:font-family="Roboto, 'San Francisco', 'Helvetica Neue', Helvetica, Arial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paragraph-rsid="000b421c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paragraph-rsid="000c5998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paragraph-rsid="00132194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paragraph-rsid="00143480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paragraph-rsid="0015d8c6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rsid="000b421c" officeooo:paragraph-rsid="000b421c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rsid="000c5998" officeooo:paragraph-rsid="000c5998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34343" loext:opacity="100%" style:font-name="Open Sans" fo:font-size="12pt" fo:letter-spacing="normal" fo:font-style="normal" fo:font-weight="normal" officeooo:rsid="000b421c" officeooo:paragraph-rsid="000b421c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34343" loext:opacity="100%" style:font-name="Open Sans" fo:font-size="12pt" fo:letter-spacing="normal" fo:font-style="normal" fo:font-weight="normal" officeooo:rsid="000c5998" officeooo:paragraph-rsid="000c5998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0c5998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34343" loext:opacity="100%" style:font-name="Open Sans" fo:font-size="12pt" fo:letter-spacing="normal" fo:font-style="normal" fo:font-weight="normal" officeooo:paragraph-rsid="000b421c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34343" loext:opacity="100%" style:font-name="Open Sans" fo:font-size="12pt" fo:letter-spacing="normal" fo:font-style="normal" fo:font-weight="normal" officeooo:paragraph-rsid="000c5998" style:font-size-asian="11.3000001907349pt" style:font-size-complex="11.3000001907349pt"/>
    </style:style>
    <style:style style:name="P1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34343" loext:opacity="100%" style:font-name="Open Sans" fo:font-size="12pt" fo:letter-spacing="normal" fo:font-style="normal" fo:font-weight="normal" officeooo:rsid="0011cd99" officeooo:paragraph-rsid="000c5998" style:font-size-asian="11.3000001907349pt" style:font-size-complex="11.3000001907349pt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34343" loext:opacity="100%" style:font-name="Open Sans" fo:font-size="12pt" fo:letter-spacing="normal" fo:font-style="normal" fo:font-weight="normal" officeooo:rsid="00132194" officeooo:paragraph-rsid="000c5998" style:font-size-asian="11.3000001907349pt" style:font-size-complex="11.3000001907349pt"/>
    </style:style>
    <style:style style:name="P1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rsid="0015d8c6" officeooo:paragraph-rsid="0015d8c6"/>
    </style:style>
    <style:style style:name="P1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paragraph-rsid="0015d8c6"/>
    </style:style>
    <style:style style:name="T1" style:family="text">
      <style:text-properties fo:color="#434343" loext:opacity="100%" style:font-name="Open Sans" fo:font-size="12pt"/>
    </style:style>
    <style:style style:name="T2" style:family="text">
      <style:text-properties officeooo:rsid="001174e7"/>
    </style:style>
    <style:style style:name="T3" style:family="text">
      <style:text-properties fo:font-variant="normal" fo:text-transform="none" fo:color="#434343" loext:opacity="100%" style:font-name="Open Sans" fo:font-size="12pt" fo:letter-spacing="normal" fo:font-style="normal" fo:font-weight="normal"/>
    </style:style>
    <style:style style:name="T4" style:family="text">
      <style:text-properties fo:font-variant="normal" fo:text-transform="none" fo:color="#434343" loext:opacity="100%" style:font-name="Open Sans" fo:font-size="12pt" fo:letter-spacing="normal" fo:font-style="normal" fo:font-weight="normal" style:font-size-asian="11.3000001907349pt" style:font-size-complex="11.3000001907349pt"/>
    </style:style>
    <style:style style:name="T5" style:family="text">
      <style:text-properties fo:font-variant="normal" fo:text-transform="none" fo:color="#434343" loext:opacity="100%" style:font-name="Open Sans" fo:font-size="12pt" fo:letter-spacing="normal" fo:font-style="normal" fo:font-weight="normal" officeooo:rsid="0011cd99" style:font-size-asian="11.3000001907349pt" style:font-size-complex="11.3000001907349pt"/>
    </style:style>
    <style:style style:name="T6" style:family="text">
      <style:text-properties fo:font-variant="normal" fo:text-transform="none" fo:color="#434343" loext:opacity="100%" style:font-name="Open Sans" fo:font-size="12pt" fo:letter-spacing="normal" fo:font-style="normal" fo:font-weight="normal" officeooo:rsid="00132194" style:font-size-asian="11.3000001907349pt" style:font-size-complex="11.3000001907349pt"/>
    </style:style>
    <style:style style:name="T7" style:family="text">
      <style:text-properties officeooo:rsid="00132194"/>
    </style:style>
    <style:style style:name="T8" style:family="text">
      <style:text-properties officeooo:rsid="00143480"/>
    </style:style>
    <style:style style:name="T9" style:family="text">
      <style:text-properties officeooo:rsid="0015d8c6"/>
    </style:style>
    <style:style style:name="T10" style:family="text">
      <style:text-properties officeooo:rsid="00179000"/>
    </style:style>
    <style:style style:name="T11" style:family="text">
      <style:text-properties officeooo:rsid="00180293"/>
    </style:style>
    <style:style style:name="T12" style:family="text">
      <style:text-properties officeooo:rsid="001954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Подключить дополнительный репозиторий на выбор: Docker, Nginx, <text:tab/>Oracle MySQL. </text:p>
      <text:p text:style-name="P2"/>
      <text:p text:style-name="P7"><text:tab/>Подключаем репозиторий со стабильной версией nginx:</text:p>
      <text:p text:style-name="P9"><text:tab/><text:tab/>echo "deb http://nginx.org/packages/ubuntu `lsb_release -cs` <text:tab/><text:tab/><text:tab/>nginx" | sudo tee /etc/apt/sources.list.d/nginx.list</text:p>
      <text:p text:style-name="P9"/>
      <text:p text:style-name="P9"><text:tab/>Импортируем официальный ключ, используемый пакетным <text:tab/><text:tab/><text:tab/>менеджером для проверки подлинности пакетов:</text:p>
      <text:p text:style-name="P9"><text:tab/><text:tab/>curl -o /tmp/nginx_signing.key <text:tab/><text:tab/><text:tab/><text:tab/><text:tab/><text:tab/><text:tab/><text:tab/>https://nginx.org/keys/nginx_signing.key</text:p>
      <text:p text:style-name="P7"/>
      <text:p text:style-name="P8"><text:tab/>Проверяем подлинность ключа:</text:p>
      <text:p text:style-name="P10"><text:tab/><text:tab/>gpg --dry-run --quiet --import --import-options import-show <text:tab/><text:tab/><text:tab/>/tmp/nginx_signing.key</text:p>
      <text:p text:style-name="P10"/>
      <text:p text:style-name="P10"><text:tab/>Перемещаем ключь в каталог доверенных ключей apt:</text:p>
      <text:p text:style-name="P10"><text:tab/><text:tab/>sudo mv /tmp/nginx_signing.key <text:tab/><text:tab/><text:tab/><text:tab/><text:tab/><text:tab/><text:tab/><text:tab/>/etc/apt/trusted.gpg.d/nginx_signing.asc</text:p>
      <text:p text:style-name="P10"/>
      <text:p text:style-name="P2"><text:tab/>Установить любой пакет из этого репозитория:</text:p>
      <text:p text:style-name="P2"><text:tab/><text:tab/><text:span text:style-name="T1">sudo apt update</text:span></text:p>
      <text:p text:style-name="P12"><text:tab/><text:tab/>sudo apt -y install nginx</text:p>
      <text:p text:style-name="P12"/>
      <text:p text:style-name="P12"/>
      <text:p text:style-name="P3">2. Установить и удалить deb-пакет с помощью dpkg.</text:p>
      <text:p text:style-name="P3"/>
      <text:p text:style-name="P3"><text:tab/><text:span text:style-name="T2">Скачиваем любой пакет .deb</text:span></text:p>
      <text:p text:style-name="P11"><text:span text:style-name="T3"><text:tab/><text:tab/></text:span><text:span text:style-name="T4">sudo wget https://dl.google.com/linux/direct/google-chrome-<text:tab/><text:tab/><text:tab/>stable_current_amd64.deb</text:span></text:p>
      <text:p text:style-name="P13"/>
      <text:p text:style-name="P11"><text:span text:style-name="T4"><text:tab/></text:span><text:span text:style-name="T5">Устанавливаем пакет .deb</text:span></text:p>
      <text:p text:style-name="P14"><text:tab/><text:tab/>sudo dpkg -i --force-depends google-chrome-<text:tab/><text:tab/><text:tab/><text:tab/><text:tab/><text:tab/>stable_current_amd64.deb</text:p>
      <text:p text:style-name="P14"><text:tab/>Получаем ошибки о том, что не хватает зависимостей. <text:tab/>Устанавливаем зависимости:</text:p>
      <text:p text:style-name="P14"><text:tab/><text:tab/>sudo apt-get install -f</text:p>
      <text:p text:style-name="P11"><text:span text:style-name="T5"><text:tab/></text:span><text:span text:style-name="T6">Удаляем установленный пакет .deb</text:span></text:p>
      <text:p text:style-name="P15"><text:tab/><text:tab/>sudo apt remove google-chrome</text:p>
      <text:p text:style-name="P15"/>
      <text:p text:style-name="P4">3. Установить и удалить snap-пакет.</text:p>
      <text:p text:style-name="P4"/>
      <text:p text:style-name="P4"><text:tab/><text:span text:style-name="T7">Устанавливаем поддержку Snap</text:span></text:p>
      <text:p text:style-name="P4"><text:tab/><text:tab/>sudo apt install snapd</text:p>
      <text:p text:style-name="P4"/>
      <text:p text:style-name="P4"/>
      <text:p text:style-name="P5"><text:soft-page-break/><text:tab/><text:span text:style-name="T8">Устанавливаем snap пакет GIMP, графического редактора:</text:span></text:p>
      <text:p text:style-name="P5"><text:tab/><text:tab/><text:span text:style-name="T8">sudo snap install gimp</text:span></text:p>
      <text:p text:style-name="P5"/>
      <text:p text:style-name="P5"><text:tab/><text:span text:style-name="T8">Удаляем snap пакет:</text:span></text:p>
      <text:p text:style-name="P5"><text:tab/><text:tab/><text:span text:style-name="T8">sudo snap remove gimp</text:span></text:p>
      <text:p text:style-name="P5"/>
      <text:p text:style-name="P5"><text:tab/><text:span text:style-name="T8">Проверяем установленные пакеты:</text:span></text:p>
      <text:p text:style-name="P5"><text:tab/><text:tab/><text:span text:style-name="T8">snap list</text:span></text:p>
      <text:p text:style-name="P5"/>
      <text:p text:style-name="P6">4. Добавить задачу для выполнения каждые 3 минуты (создание директории, запись в файл).</text:p>
      <text:p text:style-name="P6"/>
      <text:p text:style-name="P6"><text:tab/><text:span text:style-name="T9">Устанавливаем cron:</text:span></text:p>
      <text:p text:style-name="P6"><text:tab/><text:tab/><text:span text:style-name="T9">sudo apt update</text:span></text:p>
      <text:p text:style-name="P16"><text:tab/><text:tab/>sudo apt install cron</text:p>
      <text:p text:style-name="P6"><text:tab/></text:p>
      <text:p text:style-name="P6"><text:tab/><text:span text:style-name="T9">Проверяем, что cron настроен для работы в фоне:</text:span></text:p>
      <text:p text:style-name="P6"><text:tab/><text:tab/><text:span text:style-name="T9">sudo systemctl enable cron</text:span></text:p>
      <text:p text:style-name="P6"/>
      <text:p text:style-name="P6"><text:tab/><text:span text:style-name="T10">Проверяем, что записано в </text:span><text:span text:style-name="T11">системном </text:span><text:span text:style-name="T10">планировщике:</text:span></text:p>
      <text:p text:style-name="P6"><text:tab/><text:tab/><text:span text:style-name="T10">sudo nano etc/crontab</text:span></text:p>
      <text:p text:style-name="P6"/>
      <text:p text:style-name="P6"><text:tab/><text:span text:style-name="T12">Открываем crontab для редактирования:</text:span></text:p>
      <text:p text:style-name="P6"><text:tab/><text:tab/><text:span text:style-name="T12">crontab -e</text:span></text:p>
      <text:p text:style-name="P6"/>
      <text:p text:style-name="P6"><text:tab/><text:span text:style-name="T12">Записываем программу записи даты каждые три минуты:</text:span></text:p>
      <text:p text:style-name="P6"><text:tab/><text:tab/>*/<text:span text:style-name="T12">3 * * * * date &gt;&gt; /homework/hw4/date</text:span></text:p>
      <text:p text:style-name="P6"/>
      <text:p text:style-name="P6"><text:tab/><text:span text:style-name="T12">Сохраняем запись: </text:span></text:p>
      <text:p text:style-name="P6"><text:tab/><text:tab/><text:span text:style-name="T12">^O и выходим из nano: ^X</text:span></text:p>
      <text:p text:style-name="P6"/>
      <text:p text:style-name="P6"/>
      <text:p text:style-name="P6"><text:tab/><text:line-break/>5. * Подключить PPA-репозиторий на выбор. Установить из него пакет. Удалить PPA из системы.<text:line-break/>6. * Создать задачу резервного копирования (tar) домашнего каталога пользователя. Реализовать с использованием пользовательских crontab-файлов.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Roboto" svg:font-family="Roboto, 'San Francisco', 'Helvetica Neue', Helvetica, Ari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23:42:54.930436826</meta:creation-date>
    <dc:date>2023-02-09T11:36:31.042560318</dc:date>
    <meta:editing-duration>PT17M2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46" meta:word-count="262" meta:character-count="2175" meta:non-whitespace-character-count="1863"/>
  </office:meta>
</office:document-meta>
</file>